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9ef2" officeooo:paragraph-rsid="000a9ef2"/>
    </style:style>
    <style:style style:name="P2" style:family="paragraph" style:parent-style-name="Standard">
      <style:text-properties officeooo:rsid="000b89d8" officeooo:paragraph-rsid="000b89d8"/>
    </style:style>
    <style:style style:name="P3" style:family="paragraph" style:parent-style-name="Standard">
      <style:text-properties officeooo:rsid="000cc931" officeooo:paragraph-rsid="000cc931"/>
    </style:style>
    <style:style style:name="P4" style:family="paragraph" style:parent-style-name="Standard">
      <style:text-properties style:text-underline-styl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2139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0b89d8" style:font-style-asian="italic" style:font-weight-asian="bold" style:font-style-complex="italic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d2139" style:font-weight-asian="normal" style:font-weight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0b89d8" style:font-style-asian="normal" style:font-weight-asian="normal" style:font-style-complex="normal" style:font-weight-complex="normal"/>
    </style:style>
    <style:style style:name="T9" style:family="text">
      <style:text-properties officeooo:rsid="000b89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Apuntes UD3 ORM</text:p>
      <text:p text:style-name="P1"/>
      <text:p text:style-name="P1">Anotaciones <text:span text:style-name="T9">a nivel clase y atributos</text:span>:</text:p>
      <text:p text:style-name="P1"/>
      <text:p text:style-name="P1">Toda clase que vaya a actuar como entidad deberá llevar la anotación <text:span text:style-name="T3">@Entity</text:span> y a continuación si se desea un nombre de tabla personalizado <text:span text:style-name="T3">@Table (name = “nombre)</text:span><text:span text:style-name="T7">, </text:span><text:span text:style-name="T8">en el tema de los atributos hay varias anotaciones importantes como </text:span><text:span text:style-name="T4">@Id</text:span><text:span text:style-name="T8"> que irá acompañado de </text:span><text:span text:style-name="T4">@GeneratedValue(strategy = GenerationType.IDENTITY)</text:span><text:span text:style-name="T8"> en caso de que queramos que este ID se autoincremente, también podemos personalizar el nombre de los campos con </text:span><text:span text:style-name="T4">@Column(name = “nombre_campo”)</text:span><text:span text:style-name="T8"> también podemos hacer el campo único con </text:span><text:span text:style-name="T4">unique = true. </text:span></text:p>
      <text:p text:style-name="P4"/>
      <text:p text:style-name="P2">Relaciones:</text:p>
      <text:p text:style-name="P2"/>
      <text:p text:style-name="P3">Entidad Poseedora vs Poseída:</text:p>
      <text:p text:style-name="P2"/>
      <text:p text:style-name="P3">Antes de meterse en el caso de cada relación es importante distinguir que entidad es la poseedora y cuál la poseeída, generalmente la entidad <text:span text:style-name="T1">poseedora</text:span> será <text:span text:style-name="T1">la </text:span><text:span text:style-name="T2">que contenga</text:span><text:span text:style-name="T1"> </text:span><text:span text:style-name="T2">la FK</text:span><text:span text:style-name="T1"> </text:span><text:span text:style-name="T5">y la </text:span><text:span text:style-name="T1">poseeída la restante</text:span><text:span text:style-name="T5">, veamoslo con un ejemplo: Persona – Correo (la parte poseedora será </text:span><text:span text:style-name="T6">Correo ya que esta posee la FK</text:span><text:span text:style-name="T5"> y la poseída </text:span><text:span text:style-name="T6">será Persona</text:span><text:span text:style-name="T5">) evidentemente esto variará con el esquema que se nos presente pero es relativamente fácil de intuir.</text:span></text:p>
      <text:p text:style-name="Standard"/>
      <text:p text:style-name="P3">OneToMany:</text:p>
      <text:p text:style-name="P3"/>
      <text:p text:style-name="P3">Esta relación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8T10:17:10.694655372</meta:creation-date>
    <dc:date>2026-01-08T12:42:48.567922235</dc:date>
    <meta:editing-duration>PT1H28M39S</meta:editing-duration>
    <meta:editing-cycles>1</meta:editing-cycles>
    <meta:document-statistic meta:table-count="0" meta:image-count="0" meta:object-count="0" meta:page-count="1" meta:paragraph-count="8" meta:word-count="170" meta:character-count="1057" meta:non-whitespace-character-count="892"/>
    <meta:generator>LibreOffice/24.2.7.2$Linux_X86_64 LibreOffice_project/420$Build-2</meta:generator>
  </office:meta>
</office:document-meta>
</file>